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新細明體1" svg:font-family="新細明體1"/>
    <style:font-face style:name="微軟正黑體" svg:font-family="微軟正黑體"/>
    <style:font-face style:name="標楷體" svg:font-family="標楷體"/>
    <style:font-face style:name="微軟正黑體1" svg:font-family="微軟正黑體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3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微軟正黑體" style:font-name-asian="微軟正黑體" style:font-name-complex="微軟正黑體" style:font-family-generic="swiss"/>
    </style:style>
    <style:style style:name="ce5" style:family="table-cell" style:parent-style-name="_19968__33324__32_2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6" style:family="table-cell" style:parent-style-name="_19968__33324__32_2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8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 fo:wrap-option="wrap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微軟正黑體1" style:font-name-asian="微軟正黑體1" style:font-name-complex="微軟正黑體1"/>
    </style:style>
    <style:style style:name="ce14" style:family="table-cell" style:parent-style-name="Default" style:data-style-name="N0">
      <style:table-cell-properties style:vertical-align="middle" fo:wrap-option="wrap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style:font-family-generic="swiss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1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style:font-family-generic="swiss"/>
    </style:style>
    <style:style style:name="ce18" style:family="table-cell" style:parent-style-name="_19968__33324__32_2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19" style:family="table-cell" style:parent-style-name="_19968__33324__32_2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2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21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23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24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558ED5"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25" style:family="table-cell" style:parent-style-name="_19968__33324__32_2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FAC090" style:repeat-content="false"/>
      <style:paragraph-properties fo:text-align="center"/>
      <style:text-properties style:font-name="標楷體" style:font-name-asian="標楷體" style:font-name-complex="標楷體" fo:font-size="11pt" style:font-size-asian="11pt" style:font-size-complex="11pt" fo:font-weight="bold" style:font-weight-asian="bold" style:font-weight-complex="bold" style:font-family-generic="script"/>
    </style:style>
    <style:style style:name="ce26" style:family="table-cell" style:parent-style-name="_19968__33324__32_2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FAC090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27" style:family="table-cell" style:parent-style-name="_19968__33324__32_2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FAC090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28" style:family="table-cell" style:parent-style-name="_19968__33324__32_2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FAC090" style:repeat-content="false"/>
      <style:paragraph-properties fo:text-align="center"/>
      <style:text-properties style:font-name="標楷體" style:font-name-asian="標楷體" style:font-name-complex="標楷體" fo:font-size="11pt" style:font-size-asian="11pt" style:font-size-complex="11pt" fo:font-weight="bold" style:font-weight-asian="bold" style:font-weight-complex="bold" style:font-family-generic="script"/>
    </style:style>
    <style:style style:name="ce29" style:family="table-cell" style:parent-style-name="_19968__33324__32_2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FAC090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微軟正黑體1" style:font-name-asian="微軟正黑體1" style:font-name-complex="微軟正黑體1"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30">
      <style:table-cell-properties fo:border-top="thin solid #000000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32" style:family="table-cell" style:parent-style-name="_19968__33324__32_2" style:data-style-name="N30">
      <style:table-cell-properties fo:border-top="thin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33" style:family="table-cell" style:parent-style-name="_19968__33324__32_2" style:data-style-name="N30">
      <style:table-cell-properties fo:border-top="thin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34" style:family="table-cell" style:parent-style-name="Default" style:data-style-name="N30">
      <style:table-cell-properties fo:border-top="thin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35" style:family="table-cell" style:parent-style-name="Default" style:data-style-name="N3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36" style:family="table-cell" style:parent-style-name="Default" style:data-style-name="N30">
      <style:table-cell-properties fo:border-top="thin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3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  <style:text-properties style:font-name="微軟正黑體1" style:font-name-asian="微軟正黑體1" style:font-name-complex="微軟正黑體1" fo:font-size="14pt" style:font-size-asian="14pt" style:font-size-complex="14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  <style:text-properties style:font-name="微軟正黑體1" style:font-name-asian="微軟正黑體1" style:font-name-complex="微軟正黑體1" fo:font-size="14pt" style:font-size-asian="14pt" style:font-size-complex="14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微軟正黑體" style:font-name-asian="微軟正黑體" style:font-name-complex="微軟正黑體" style:font-family-generic="swiss"/>
    </style:style>
    <style:style style:name="ce4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4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42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43" style:family="table-cell" style:parent-style-name="Default" style:data-style-name="N30">
      <style:table-cell-properties fo:border-top="thin solid #000000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4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558ED5"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190625cm"/>
    </style:style>
    <style:style style:name="co2" style:family="table-column">
      <style:table-column-properties fo:break-before="auto" style:column-width="3.99520833333333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1960416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10.4775cm"/>
    </style:style>
    <style:style style:name="co7" style:family="table-column">
      <style:table-column-properties fo:break-before="auto" style:column-width="2.09020833333333cm"/>
    </style:style>
    <style:style style:name="co8" style:family="table-column">
      <style:table-column-properties fo:break-before="auto" style:column-width="1.719791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39.6pt" style:use-optimal-row-height="false" fo:break-before="auto"/>
    </style:style>
    <style:style style:name="ro2" style:family="table-row">
      <style:table-row-properties style:row-height="32.4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31.5pt" style:use-optimal-row-height="true" fo:break-before="auto"/>
    </style:style>
    <style:style style:name="ro6" style:family="table-row">
      <style:table-row-properties style:row-height="39.75pt" style:use-optimal-row-height="false" fo:break-before="auto"/>
    </style:style>
    <style:style style:name="ro7" style:family="table-row">
      <style:table-row-properties style:row-height="37.35pt" style:use-optimal-row-height="false" fo:break-before="auto"/>
    </style:style>
    <style:style style:name="ro8" style:family="table-row">
      <style:table-row-properties style:row-height="29.45pt" style:use-optimal-row-height="false" fo:break-before="auto"/>
    </style:style>
    <style:style style:name="ro9" style:family="table-row">
      <style:table-row-properties style:row-height="24pt" style:use-optimal-row-height="false" fo:break-before="auto"/>
    </style:style>
    <style:style style:name="ro10" style:family="table-row">
      <style:table-row-properties style:row-height="37.5pt" style:use-optimal-row-height="false" fo:break-before="auto"/>
    </style:style>
    <style:style style:name="ro11" style:family="table-row">
      <style:table-row-properties style:row-height="42.75pt" style:use-optimal-row-height="false" fo:break-before="auto"/>
    </style:style>
    <style:style style:name="ro12" style:family="table-row">
      <style:table-row-properties style:row-height="36.75pt" style:use-optimal-row-height="false" fo:break-before="auto"/>
    </style:style>
    <style:style style:name="ro1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default-cell-style-name="ce14"/>
        <table:table-column table:style-name="co3" table:default-cell-style-name="ce11"/>
        <table:table-column table:style-name="co4" table:default-cell-style-name="ce12"/>
        <table:table-column table:style-name="co5" table:default-cell-style-name="ce12"/>
        <table:table-column table:style-name="co6" table:default-cell-style-name="ce14"/>
        <table:table-column table:style-name="co7" table:default-cell-style-name="ce12"/>
        <table:table-column table:style-name="co8" table:number-columns-repeated="1017" table:default-cell-style-name="ce1"/>
        <table:table-column table:style-name="co9" table:number-columns-repeated="15360" table:default-cell-style-name="ce1"/>
        <table:table-row table:style-name="ro1">
          <table:table-cell table:style-name="ce1"/>
          <table:table-cell office:value-type="string" table:number-columns-spanned="5" table:number-rows-spanned="1" table:style-name="ce44">
            <text:p>勞動部勞動力發展署中彰投分署</text:p>
            <text:p>外聘教師教學評量統計表</text:p>
          </table:table-cell>
          <table:covered-table-cell table:number-columns-repeated="4"/>
          <table:table-cell table:number-columns-repeated="16378" table:style-name="ce1"/>
        </table:table-row>
        <table:table-row table:style-name="ro2">
          <table:table-cell office:value-type="string" table:style-name="ce25">
            <text:p>序號</text:p>
          </table:table-cell>
          <table:table-cell office:value-type="string" table:style-name="ce26">
            <text:p>訓練班級</text:p>
          </table:table-cell>
          <table:table-cell office:value-type="string" table:style-name="ce27">
            <text:p>訓練期間</text:p>
          </table:table-cell>
          <table:table-cell office:value-type="string" table:style-name="ce28">
            <text:p>外聘教師</text:p>
            <text:p>姓名</text:p>
          </table:table-cell>
          <table:table-cell office:value-type="string" table:style-name="ce26">
            <text:p>滿意度</text:p>
            <text:p>分數</text:p>
          </table:table-cell>
          <table:table-cell office:value-type="string" table:style-name="ce26">
            <text:p>其他建議</text:p>
          </table:table-cell>
          <table:table-cell office:value-type="string" table:style-name="ce29">
            <text:p>導師考評</text:p>
          </table:table-cell>
          <table:table-cell table:number-columns-repeated="16377"/>
        </table:table-row>
        <table:table-row table:style-name="ro3">
          <table:table-cell office:value-type="float" office:value="1" table:number-columns-spanned="1" table:number-rows-spanned="5" table:style-name="ce30">
            <text:p>1</text:p>
          </table:table-cell>
          <table:table-cell office:value-type="string" table:number-columns-spanned="1" table:number-rows-spanned="5" table:style-name="ce15">
            <text:p>室內水電技術(工程)A</text:p>
          </table:table-cell>
          <table:table-cell office:value-type="string" table:number-columns-spanned="1" table:number-rows-spanned="5" table:style-name="ce16">
            <text:p>2018/04/30~2018/10/18</text:p>
          </table:table-cell>
          <table:table-cell office:value-type="string" table:style-name="ce2">
            <text:p>陳英雄</text:p>
          </table:table-cell>
          <table:table-cell office:value-type="float" office:value="90" table:style-name="ce3">
            <text:p>90</text:p>
          </table:table-cell>
          <table:table-cell office:value-type="string" table:style-name="ce4">
            <text:p>謝謝您們大家</text:p>
          </table:table-cell>
          <table:table-cell table:style-name="ce31"/>
          <table:table-cell table:number-columns-repeated="16377"/>
        </table:table-row>
        <table:table-row table:style-name="ro3">
          <table:covered-table-cell/>
          <table:covered-table-cell/>
          <table:covered-table-cell/>
          <table:table-cell office:value-type="string" table:style-name="ce5">
            <text:p>廖旭光</text:p>
          </table:table-cell>
          <table:table-cell office:value-type="float" office:value="92" table:style-name="ce6">
            <text:p>92</text:p>
          </table:table-cell>
          <table:table-cell office:value-type="string" table:style-name="ce4">
            <text:p>無</text:p>
          </table:table-cell>
          <table:table-cell table:style-name="ce32"/>
          <table:table-cell table:number-columns-repeated="16377"/>
        </table:table-row>
        <table:table-row table:style-name="ro3">
          <table:covered-table-cell/>
          <table:covered-table-cell/>
          <table:covered-table-cell/>
          <table:table-cell office:value-type="string" table:style-name="ce5">
            <text:p>陳金生</text:p>
          </table:table-cell>
          <table:table-cell office:value-type="float" office:value="93" table:style-name="ce6">
            <text:p>93</text:p>
          </table:table-cell>
          <table:table-cell office:value-type="string" table:style-name="ce4">
            <text:p>無</text:p>
          </table:table-cell>
          <table:table-cell table:style-name="ce32"/>
          <table:table-cell table:number-columns-repeated="16377"/>
        </table:table-row>
        <table:table-row table:style-name="ro3">
          <table:covered-table-cell/>
          <table:covered-table-cell/>
          <table:covered-table-cell/>
          <table:table-cell office:value-type="string" table:style-name="ce5">
            <text:p>吳國榮</text:p>
          </table:table-cell>
          <table:table-cell office:value-type="float" office:value="92" table:style-name="ce6">
            <text:p>92</text:p>
          </table:table-cell>
          <table:table-cell office:value-type="string" table:style-name="ce4">
            <text:p>無</text:p>
          </table:table-cell>
          <table:table-cell table:style-name="ce32"/>
          <table:table-cell table:number-columns-repeated="16377"/>
        </table:table-row>
        <table:table-row table:style-name="ro3">
          <table:covered-table-cell/>
          <table:covered-table-cell/>
          <table:covered-table-cell/>
          <table:table-cell office:value-type="string" table:style-name="ce5">
            <text:p>尤炳榮</text:p>
          </table:table-cell>
          <table:table-cell office:value-type="float" office:value="92" table:style-name="ce6">
            <text:p>92</text:p>
          </table:table-cell>
          <table:table-cell office:value-type="string" table:style-name="ce4">
            <text:p>無</text:p>
          </table:table-cell>
          <table:table-cell table:style-name="ce32"/>
          <table:table-cell table:number-columns-repeated="16377"/>
        </table:table-row>
        <table:table-row table:style-name="ro4">
          <table:table-cell office:value-type="float" office:value="2" table:number-columns-spanned="1" table:number-rows-spanned="8" table:style-name="ce30">
            <text:p>2</text:p>
          </table:table-cell>
          <table:table-cell office:value-type="string" table:number-columns-spanned="1" table:number-rows-spanned="8" table:style-name="ce17">
            <text:p>食品烘焙A</text:p>
          </table:table-cell>
          <table:table-cell office:value-type="string" table:number-columns-spanned="1" table:number-rows-spanned="8" table:style-name="ce16">
            <text:p>2018/04/30~2018/10/18</text:p>
          </table:table-cell>
          <table:table-cell office:value-type="string" table:number-columns-spanned="1" table:number-rows-spanned="4" table:style-name="ce18">
            <text:p>江郁銘</text:p>
          </table:table-cell>
          <table:table-cell office:value-type="float" office:value="92" table:number-columns-spanned="1" table:number-rows-spanned="4" table:style-name="ce19">
            <text:p>92</text:p>
          </table:table-cell>
          <table:table-cell office:value-type="string" table:style-name="ce4">
            <text:p>江老師好可愛</text:p>
          </table:table-cell>
          <table:table-cell office:value-type="string" table:number-columns-spanned="1" table:number-rows-spanned="4" table:style-name="ce33">
            <text:p>93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感謝您用心指導喔^^</text:p>
          </table:table-cell>
          <table:covered-table-cell/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老師辛苦了</text:p>
          </table:table-cell>
          <table:covered-table-cell/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老師能解決同學問題~~~</text:p>
          </table:table-cell>
          <table:covered-table-cell/>
          <table:table-cell table:number-columns-repeated="16377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2" table:style-name="ce20">
            <text:p>洪子育</text:p>
          </table:table-cell>
          <table:table-cell office:value-type="float" office:value="90" table:number-columns-spanned="1" table:number-rows-spanned="2" table:style-name="ce21">
            <text:p>90</text:p>
          </table:table-cell>
          <table:table-cell office:value-type="string" table:style-name="ce4">
            <text:p>感謝您用心指導^^</text:p>
          </table:table-cell>
          <table:table-cell office:value-type="string" table:number-columns-spanned="1" table:number-rows-spanned="2" table:style-name="ce34">
            <text:p>93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黑頭巾老師好可愛</text:p>
          </table:table-cell>
          <table:covered-table-cell/>
          <table:table-cell table:number-columns-repeated="16377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2" table:style-name="ce20">
            <text:p>蕭琬婷</text:p>
          </table:table-cell>
          <table:table-cell office:value-type="float" office:value="81" table:number-columns-spanned="1" table:number-rows-spanned="2" table:style-name="ce21">
            <text:p>81</text:p>
          </table:table-cell>
          <table:table-cell office:value-type="string" table:style-name="ce4">
            <text:p>溫蒂老師好可愛</text:p>
          </table:table-cell>
          <table:table-cell office:value-type="string" table:number-columns-spanned="1" table:number-rows-spanned="2" table:style-name="ce34">
            <text:p>96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老師非常認真教學!!!!!!!!!!!!!!!!</text:p>
          </table:table-cell>
          <table:covered-table-cell/>
          <table:table-cell table:number-columns-repeated="16377"/>
        </table:table-row>
        <table:table-row table:style-name="ro4">
          <table:table-cell office:value-type="float" office:value="3" table:number-columns-spanned="1" table:number-rows-spanned="8" table:style-name="ce30">
            <text:p>3</text:p>
          </table:table-cell>
          <table:table-cell office:value-type="string" table:number-columns-spanned="1" table:number-rows-spanned="8" table:style-name="ce15">
            <text:p>飾品設計與製造A</text:p>
          </table:table-cell>
          <table:table-cell office:value-type="string" table:number-columns-spanned="1" table:number-rows-spanned="8" table:style-name="ce16">
            <text:p>2018/04/30~2018/10/18</text:p>
          </table:table-cell>
          <table:table-cell office:value-type="string" table:number-columns-spanned="1" table:number-rows-spanned="2" table:style-name="ce20">
            <text:p>吳金城</text:p>
          </table:table-cell>
          <table:table-cell office:value-type="float" office:value="94" table:number-columns-spanned="1" table:number-rows-spanned="2" table:style-name="ce21">
            <text:p>94</text:p>
          </table:table-cell>
          <table:table-cell office:value-type="string" table:style-name="ce4">
            <text:p>很棒值得學習的老師,謝謝!</text:p>
          </table:table-cell>
          <table:table-cell table:number-columns-spanned="1" table:number-rows-spanned="2" table:style-name="ce34"/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金工界的金城武,超高的金工技術.教得很好</text:p>
          </table:table-cell>
          <table:covered-table-cell/>
          <table:table-cell table:number-columns-repeated="16377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4" table:style-name="ce20">
            <text:p>陳那宜芳</text:p>
          </table:table-cell>
          <table:table-cell office:value-type="float" office:value="92" table:number-columns-spanned="1" table:number-rows-spanned="4" table:style-name="ce21">
            <text:p>92</text:p>
          </table:table-cell>
          <table:table-cell office:value-type="string" table:style-name="ce4">
            <text:p>很讚的老師</text:p>
          </table:table-cell>
          <table:table-cell table:number-columns-spanned="1" table:number-rows-spanned="4" table:style-name="ce34"/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感謝老師辛苦的指導</text:p>
          </table:table-cell>
          <table:covered-table-cell/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謝謝老師~</text:p>
          </table:table-cell>
          <table:covered-table-cell/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課程內容緊湊,受益良多</text:p>
          </table:table-cell>
          <table:covered-table-cell/>
          <table:table-cell table:number-columns-repeated="16377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2" table:style-name="ce20">
            <text:p>黎龍興</text:p>
          </table:table-cell>
          <table:table-cell office:value-type="float" office:value="92" table:number-columns-spanned="1" table:number-rows-spanned="2" table:style-name="ce21">
            <text:p>92</text:p>
          </table:table-cell>
          <table:table-cell office:value-type="string" table:style-name="ce4">
            <text:p>神一般的老師,超強,教的很好</text:p>
          </table:table-cell>
          <table:table-cell table:number-columns-spanned="1" table:number-rows-spanned="2" table:style-name="ce34"/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感謝老師辛苦的指導</text:p>
          </table:table-cell>
          <table:covered-table-cell/>
          <table:table-cell table:number-columns-repeated="16377"/>
        </table:table-row>
        <table:table-row table:style-name="ro4">
          <table:table-cell office:value-type="float" office:value="4" table:number-columns-spanned="1" table:number-rows-spanned="17" table:style-name="ce30">
            <text:p>4</text:p>
          </table:table-cell>
          <table:table-cell office:value-type="string" table:number-columns-spanned="1" table:number-rows-spanned="17" table:style-name="ce15">
            <text:p>網路商務技術應用設計A</text:p>
          </table:table-cell>
          <table:table-cell office:value-type="string" table:number-columns-spanned="1" table:number-rows-spanned="17" table:style-name="ce16">
            <text:p>2018/04/30~2018/10/18</text:p>
          </table:table-cell>
          <table:table-cell office:value-type="string" table:number-columns-spanned="1" table:number-rows-spanned="2" table:style-name="ce20">
            <text:p>林杰承</text:p>
          </table:table-cell>
          <table:table-cell office:value-type="float" office:value="77" table:number-columns-spanned="1" table:number-rows-spanned="2" table:style-name="ce21">
            <text:p>77</text:p>
          </table:table-cell>
          <table:table-cell office:value-type="string" table:style-name="ce4">
            <text:p>老師突然不教我們很可惜</text:p>
          </table:table-cell>
          <table:table-cell office:value-type="string" table:number-columns-spanned="1" table:number-rows-spanned="2" table:style-name="ce34">
            <text:p>82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辛苦了!</text:p>
          </table:table-cell>
          <table:covered-table-cell/>
          <table:table-cell table:number-columns-repeated="16377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8" table:style-name="ce20">
            <text:p>劉信良</text:p>
          </table:table-cell>
          <table:table-cell office:value-type="float" office:value="87" table:number-columns-spanned="1" table:number-rows-spanned="8" table:style-name="ce21">
            <text:p>87</text:p>
          </table:table-cell>
          <table:table-cell office:value-type="string" table:style-name="ce4">
            <text:p>老師好 但學校給的教學時間不足</text:p>
          </table:table-cell>
          <table:table-cell office:value-type="string" table:number-columns-spanned="1" table:number-rows-spanned="8" table:style-name="ce34">
            <text:p>89</text:p>
          </table:table-cell>
          <table:table-cell table:number-columns-repeated="16377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老師業界深厚的實力，讓有意朝這方向的發展的學生，得到很多助益</text:p>
          </table:table-cell>
          <table:covered-table-cell/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上課時間太少</text:p>
          </table:table-cell>
          <table:covered-table-cell/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優秀的老師，辛苦了!!</text:p>
          </table:table-cell>
          <table:covered-table-cell/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具親和力，但教學進度可以再緩一點</text:p>
          </table:table-cell>
          <table:covered-table-cell/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老師是在教學上很認真和用心,經過6個月有不少的收穫</text:p>
          </table:table-cell>
          <table:covered-table-cell/>
          <table:table-cell table:number-columns-repeated="16377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3D還可以只是有點難希望上下課都可以問!不過好像也是幫你重作，那我覺得在重講一次比較好 謝謝</text:p>
          </table:table-cell>
          <table:covered-table-cell/>
          <table:table-cell table:number-columns-repeated="16377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有介紹課綱、課程進度，也有準備教學教材，並細心解答同學在學習上的問題，是難得一見的好老師。</text:p>
          </table:table-cell>
          <table:covered-table-cell/>
          <table:table-cell table:number-columns-repeated="16377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7" table:style-name="ce20">
            <text:p>賴錦賢</text:p>
          </table:table-cell>
          <table:table-cell office:value-type="float" office:value="74" table:number-columns-spanned="1" table:number-rows-spanned="7" table:style-name="ce21">
            <text:p>74</text:p>
          </table:table-cell>
          <table:table-cell office:value-type="string" table:style-name="ce4">
            <text:p>希望有多點時間練習不然回去都忘光光了 謝謝</text:p>
          </table:table-cell>
          <table:table-cell office:value-type="string" table:number-columns-spanned="1" table:number-rows-spanned="7" table:style-name="ce34">
            <text:p>87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上課時間太少</text:p>
          </table:table-cell>
          <table:covered-table-cell/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老師好 但學校給得教學時間不足</text:p>
          </table:table-cell>
          <table:covered-table-cell/>
          <table:table-cell table:number-columns-repeated="1637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老師很用心將業界，書上學不到的排版美學概念給予我們</text:p>
          </table:table-cell>
          <table:covered-table-cell/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老師上課很有特色，唯給學生練習的時間不夠</text:p>
          </table:table-cell>
          <table:covered-table-cell/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老師的教法讓沒有基礎的人不太適應</text:p>
          </table:table-cell>
          <table:covered-table-cell/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很有實戰經驗的老師，辛苦了!</text:p>
          </table:table-cell>
          <table:covered-table-cell/>
          <table:table-cell table:number-columns-repeated="16377"/>
        </table:table-row>
        <table:table-row table:style-name="ro4">
          <table:table-cell office:value-type="float" office:value="5" table:number-columns-spanned="1" table:number-rows-spanned="4" table:style-name="ce30">
            <text:p>5</text:p>
          </table:table-cell>
          <table:table-cell office:value-type="string" table:number-columns-spanned="1" table:number-rows-spanned="4" table:style-name="ce15">
            <text:p>室內裝修管理A</text:p>
          </table:table-cell>
          <table:table-cell office:value-type="string" table:number-columns-spanned="1" table:number-rows-spanned="4" table:style-name="ce16">
            <text:p>2018/04/30~2018/10/18</text:p>
          </table:table-cell>
          <table:table-cell office:value-type="string" table:style-name="ce7">
            <text:p>王豐良</text:p>
          </table:table-cell>
          <table:table-cell office:value-type="float" office:value="93" table:style-name="ce8">
            <text:p>93</text:p>
          </table:table-cell>
          <table:table-cell office:value-type="string" table:style-name="ce4">
            <text:p>無</text:p>
          </table:table-cell>
          <table:table-cell office:value-type="string" table:style-name="ce35">
            <text:p>96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張坤境</text:p>
          </table:table-cell>
          <table:table-cell office:value-type="float" office:value="87" table:style-name="ce8">
            <text:p>87</text:p>
          </table:table-cell>
          <table:table-cell office:value-type="string" table:style-name="ce4">
            <text:p>老師非常專業~</text:p>
          </table:table-cell>
          <table:table-cell office:value-type="string" table:style-name="ce35">
            <text:p>96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陳柏宏</text:p>
          </table:table-cell>
          <table:table-cell office:value-type="float" office:value="89" table:style-name="ce8">
            <text:p>89</text:p>
          </table:table-cell>
          <table:table-cell office:value-type="string" table:style-name="ce4">
            <text:p>無</text:p>
          </table:table-cell>
          <table:table-cell office:value-type="string" table:style-name="ce35">
            <text:p>95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謝翌辰</text:p>
          </table:table-cell>
          <table:table-cell office:value-type="float" office:value="96" table:style-name="ce8">
            <text:p>96</text:p>
          </table:table-cell>
          <table:table-cell office:value-type="string" table:style-name="ce4">
            <text:p>老師非常專業認真 <text:s text:c="2"/>課程豐富 <text:s/>受益良多<text:s text:c="3"/></text:p>
          </table:table-cell>
          <table:table-cell office:value-type="string" table:style-name="ce35">
            <text:p>97</text:p>
          </table:table-cell>
          <table:table-cell table:number-columns-repeated="16377"/>
        </table:table-row>
        <table:table-row table:style-name="ro4">
          <table:table-cell office:value-type="float" office:value="6" table:number-columns-spanned="1" table:number-rows-spanned="12" table:style-name="ce30">
            <text:p>6</text:p>
          </table:table-cell>
          <table:table-cell office:value-type="string" table:number-columns-spanned="1" table:number-rows-spanned="12" table:style-name="ce15">
            <text:p>網站設置與行銷A班</text:p>
          </table:table-cell>
          <table:table-cell office:value-type="string" table:number-columns-spanned="1" table:number-rows-spanned="12" table:style-name="ce16">
            <text:p>2018/05/28~2018/11/15</text:p>
          </table:table-cell>
          <table:table-cell office:value-type="string" table:number-columns-spanned="1" table:number-rows-spanned="6" table:style-name="ce20">
            <text:p>陳信存</text:p>
          </table:table-cell>
          <table:table-cell office:value-type="float" office:value="95" table:number-columns-spanned="1" table:number-rows-spanned="6" table:style-name="ce21">
            <text:p>95</text:p>
          </table:table-cell>
          <table:table-cell office:value-type="string" table:style-name="ce4">
            <text:p>非常好</text:p>
          </table:table-cell>
          <table:table-cell office:value-type="string" table:number-columns-spanned="1" table:number-rows-spanned="6" table:style-name="ce34">
            <text:p>90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真的很有邏輯的教學</text:p>
          </table:table-cell>
          <table:covered-table-cell/>
          <table:table-cell table:number-columns-repeated="16377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老師介紹說明不錯</text:p>
            <text:p>希望能有更多實際案例可以學習</text:p>
          </table:table-cell>
          <table:covered-table-cell/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老師很讚</text:p>
          </table:table-cell>
          <table:covered-table-cell/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棒~</text:p>
          </table:table-cell>
          <table:covered-table-cell/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感謝老師的用心</text:p>
          </table:table-cell>
          <table:covered-table-cell/>
          <table:table-cell table:number-columns-repeated="16377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6" table:style-name="ce20">
            <text:p>簡德宏</text:p>
          </table:table-cell>
          <table:table-cell office:value-type="float" office:value="94" table:number-columns-spanned="1" table:number-rows-spanned="6" table:style-name="ce21">
            <text:p>94</text:p>
          </table:table-cell>
          <table:table-cell office:value-type="string" table:style-name="ce4">
            <text:p>非常好</text:p>
          </table:table-cell>
          <table:table-cell office:value-type="string" table:number-columns-spanned="1" table:number-rows-spanned="6" table:style-name="ce34">
            <text:p>85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獲益良多</text:p>
          </table:table-cell>
          <table:covered-table-cell/>
          <table:table-cell table:number-columns-repeated="16377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簡老師上課很用心，</text:p>
            <text:p>謝謝</text:p>
          </table:table-cell>
          <table:covered-table-cell/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教學認真，學到很多</text:p>
          </table:table-cell>
          <table:covered-table-cell/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老爹棒~~</text:p>
          </table:table-cell>
          <table:covered-table-cell/>
          <table:table-cell table:number-columns-repeated="16377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老師個案實例說得很好</text:p>
            <text:p>可惜上課時數太少</text:p>
          </table:table-cell>
          <table:covered-table-cell/>
          <table:table-cell table:number-columns-repeated="16377"/>
        </table:table-row>
        <table:table-row table:style-name="ro4">
          <table:table-cell office:value-type="float" office:value="7" table:number-columns-spanned="1" table:number-rows-spanned="8" table:style-name="ce30">
            <text:p>7</text:p>
          </table:table-cell>
          <table:table-cell office:value-type="string" table:number-columns-spanned="1" table:number-rows-spanned="8" table:style-name="ce15">
            <text:p>微晶片電子控制(工業電子)A班</text:p>
          </table:table-cell>
          <table:table-cell office:value-type="string" table:number-columns-spanned="1" table:number-rows-spanned="8" table:style-name="ce16">
            <text:p>2018/06/11~2018/11/29</text:p>
          </table:table-cell>
          <table:table-cell office:value-type="string" table:number-columns-spanned="1" table:number-rows-spanned="2" table:style-name="ce22">
            <text:p>何駿逸</text:p>
          </table:table-cell>
          <table:table-cell office:value-type="float" office:value="98" table:number-columns-spanned="1" table:number-rows-spanned="2" table:style-name="ce23">
            <text:p>98</text:p>
          </table:table-cell>
          <table:table-cell office:value-type="string" table:style-name="ce4">
            <text:p>太神啦!!</text:p>
          </table:table-cell>
          <table:table-cell office:value-type="string" table:number-columns-spanned="1" table:number-rows-spanned="2" table:style-name="ce36">
            <text:p>90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謝謝老師!</text:p>
          </table:table-cell>
          <table:covered-table-cell/>
          <table:table-cell table:number-columns-repeated="16377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2" table:style-name="ce22">
            <text:p>林茗富</text:p>
          </table:table-cell>
          <table:table-cell office:value-type="float" office:value="94" table:number-columns-spanned="1" table:number-rows-spanned="2" table:style-name="ce23">
            <text:p>94</text:p>
          </table:table-cell>
          <table:table-cell office:value-type="string" table:style-name="ce4">
            <text:p>謝謝老師!</text:p>
          </table:table-cell>
          <table:table-cell office:value-type="string" table:number-columns-spanned="1" table:number-rows-spanned="2" table:style-name="ce36">
            <text:p>85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太神啦!!</text:p>
          </table:table-cell>
          <table:covered-table-cell/>
          <table:table-cell table:number-columns-repeated="16377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2" table:style-name="ce22">
            <text:p>詹明財</text:p>
          </table:table-cell>
          <table:table-cell office:value-type="float" office:value="98" table:number-columns-spanned="1" table:number-rows-spanned="2" table:style-name="ce23">
            <text:p>98</text:p>
          </table:table-cell>
          <table:table-cell office:value-type="string" table:style-name="ce4">
            <text:p>謝謝老師!</text:p>
          </table:table-cell>
          <table:table-cell office:value-type="string" table:number-columns-spanned="1" table:number-rows-spanned="2" table:style-name="ce36">
            <text:p>93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太神啦!!</text:p>
          </table:table-cell>
          <table:covered-table-cell/>
          <table:table-cell table:number-columns-repeated="16377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2" table:style-name="ce22">
            <text:p>簡國隆</text:p>
          </table:table-cell>
          <table:table-cell office:value-type="float" office:value="99" table:number-columns-spanned="1" table:number-rows-spanned="2" table:style-name="ce23">
            <text:p>99</text:p>
          </table:table-cell>
          <table:table-cell office:value-type="string" table:style-name="ce4">
            <text:p>太神啦!!</text:p>
          </table:table-cell>
          <table:table-cell office:value-type="string" table:number-columns-spanned="1" table:number-rows-spanned="2" table:style-name="ce36">
            <text:p>88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謝謝老師!</text:p>
          </table:table-cell>
          <table:covered-table-cell/>
          <table:table-cell table:number-columns-repeated="16377"/>
        </table:table-row>
        <table:table-row table:style-name="ro4">
          <table:table-cell office:value-type="float" office:value="8" table:number-columns-spanned="1" table:number-rows-spanned="15" table:style-name="ce30">
            <text:p>8</text:p>
          </table:table-cell>
          <table:table-cell office:value-type="string" table:number-columns-spanned="1" table:number-rows-spanned="15" table:style-name="ce17">
            <text:p>機電整合A班</text:p>
          </table:table-cell>
          <table:table-cell office:value-type="string" table:number-columns-spanned="1" table:number-rows-spanned="15" table:style-name="ce16">
            <text:p>2018/04/23~2018/12/06</text:p>
          </table:table-cell>
          <table:table-cell office:value-type="string" table:number-columns-spanned="1" table:number-rows-spanned="5" table:style-name="ce18">
            <text:p>林春日</text:p>
          </table:table-cell>
          <table:table-cell office:value-type="float" office:value="87" table:number-columns-spanned="1" table:number-rows-spanned="5" table:style-name="ce19">
            <text:p>87</text:p>
          </table:table-cell>
          <table:table-cell office:value-type="string" table:style-name="ce4">
            <text:p>you r amazing!</text:p>
          </table:table-cell>
          <table:table-cell office:value-type="string" table:number-columns-spanned="1" table:number-rows-spanned="5" table:style-name="ce33">
            <text:p>90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訓練時數如果能在多一點會更好</text:p>
          </table:table-cell>
          <table:covered-table-cell/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謝謝老師</text:p>
          </table:table-cell>
          <table:covered-table-cell/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Good job</text:p>
          </table:table-cell>
          <table:covered-table-cell/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非常好</text:p>
          </table:table-cell>
          <table:covered-table-cell/>
          <table:table-cell table:number-columns-repeated="16377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10" table:style-name="ce20">
            <text:p>林茗富</text:p>
          </table:table-cell>
          <table:table-cell office:value-type="float" office:value="91" table:number-columns-spanned="1" table:number-rows-spanned="10" table:style-name="ce21">
            <text:p>91</text:p>
          </table:table-cell>
          <table:table-cell office:value-type="string" table:style-name="ce4">
            <text:p>感謝老師的用心教導.</text:p>
          </table:table-cell>
          <table:table-cell office:value-type="string" table:number-columns-spanned="1" table:number-rows-spanned="10" table:style-name="ce34">
            <text:p>92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非常好</text:p>
          </table:table-cell>
          <table:covered-table-cell/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very good</text:p>
          </table:table-cell>
          <table:covered-table-cell/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老師上課很用心</text:p>
          </table:table-cell>
          <table:covered-table-cell/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訓練時數如果能在長一點會更好</text:p>
          </table:table-cell>
          <table:covered-table-cell/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very good</text:p>
          </table:table-cell>
          <table:covered-table-cell/>
          <table:table-cell table:number-columns-repeated="16377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希望老師能講更多的原理!可以用於實務上!不要一直解析數學公式.</text:p>
          </table:table-cell>
          <table:covered-table-cell/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very good</text:p>
          </table:table-cell>
          <table:covered-table-cell/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Good job</text:p>
          </table:table-cell>
          <table:covered-table-cell/>
          <table:table-cell table:number-columns-repeated="16377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you r amazing!</text:p>
          </table:table-cell>
          <table:covered-table-cell/>
          <table:table-cell table:number-columns-repeated="16377"/>
        </table:table-row>
        <table:table-row table:style-name="ro10">
          <table:table-cell office:value-type="float" office:value="9" table:style-name="ce37">
            <text:p>9</text:p>
          </table:table-cell>
          <table:table-cell office:value-type="string" table:style-name="ce4">
            <text:p>電腦輔助機械製圖與製造C班(青年)</text:p>
          </table:table-cell>
          <table:table-cell office:value-type="string" table:style-name="ce9">
            <text:p>2018/04/30~2018/12/11</text:p>
          </table:table-cell>
          <table:table-cell office:value-type="string" table:style-name="ce7">
            <text:p>葉柏青</text:p>
          </table:table-cell>
          <table:table-cell office:value-type="float" office:value="97" table:style-name="ce8">
            <text:p>97</text:p>
          </table:table-cell>
          <table:table-cell office:value-type="string" table:style-name="ce4">
            <text:p>無</text:p>
          </table:table-cell>
          <table:table-cell table:style-name="ce35"/>
          <table:table-cell table:number-columns-repeated="16377"/>
        </table:table-row>
        <table:table-row table:style-name="ro4">
          <table:table-cell office:value-type="float" office:value="10" table:number-columns-spanned="1" table:number-rows-spanned="10" table:style-name="ce30">
            <text:p>10</text:p>
          </table:table-cell>
          <table:table-cell office:value-type="string" table:number-columns-spanned="1" table:number-rows-spanned="10" table:style-name="ce15">
            <text:p>電腦網路建置與維護班</text:p>
          </table:table-cell>
          <table:table-cell office:value-type="string" table:number-columns-spanned="1" table:number-rows-spanned="10" table:style-name="ce16">
            <text:p>2018/06/19~2018/12/06</text:p>
          </table:table-cell>
          <table:table-cell office:value-type="string" table:number-columns-spanned="1" table:number-rows-spanned="3" table:style-name="ce20">
            <text:p>王全安</text:p>
          </table:table-cell>
          <table:table-cell office:value-type="float" office:value="93" table:number-columns-spanned="1" table:number-rows-spanned="3" table:style-name="ce21">
            <text:p>93</text:p>
          </table:table-cell>
          <table:table-cell office:value-type="string" table:style-name="ce4">
            <text:p>希望上課不要那麼死多與學員互動</text:p>
          </table:table-cell>
          <table:table-cell table:number-columns-spanned="1" table:number-rows-spanned="3" table:style-name="ce34"/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雖然是基本的電腦基礎，但講的很詳細，謝謝！</text:p>
          </table:table-cell>
          <table:covered-table-cell/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好老師</text:p>
          </table:table-cell>
          <table:covered-table-cell/>
          <table:table-cell table:number-columns-repeated="16377"/>
        </table:table-row>
        <table:table-row table:style-name="ro5">
          <table:covered-table-cell/>
          <table:covered-table-cell/>
          <table:covered-table-cell/>
          <table:table-cell office:value-type="string" table:number-columns-spanned="1" table:number-rows-spanned="3" table:style-name="ce20">
            <text:p>許正成</text:p>
          </table:table-cell>
          <table:table-cell office:value-type="float" office:value="94" table:number-columns-spanned="1" table:number-rows-spanned="3" table:style-name="ce21">
            <text:p>94</text:p>
          </table:table-cell>
          <table:table-cell office:value-type="string" table:style-name="ce4">
            <text:p>因沒有虛擬化經驗，請老師再講慢一點，或有影片可以參考教學</text:p>
          </table:table-cell>
          <table:table-cell table:number-columns-spanned="1" table:number-rows-spanned="3" table:style-name="ce34"/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希望上課不要那麼死多與學員互動</text:p>
          </table:table-cell>
          <table:covered-table-cell/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實務豐富的優秀老師</text:p>
          </table:table-cell>
          <table:covered-table-cell/>
          <table:table-cell table:number-columns-repeated="16377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2" table:style-name="ce20">
            <text:p>陳信存</text:p>
          </table:table-cell>
          <table:table-cell office:value-type="float" office:value="90" table:number-columns-spanned="1" table:number-rows-spanned="2" table:style-name="ce21">
            <text:p>90</text:p>
          </table:table-cell>
          <table:table-cell office:value-type="string" table:style-name="ce4">
            <text:p>希望上課不要那麼死多與學員互動</text:p>
          </table:table-cell>
          <table:table-cell table:number-columns-spanned="1" table:number-rows-spanned="2" table:style-name="ce34"/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很讚</text:p>
          </table:table-cell>
          <table:covered-table-cell/>
          <table:table-cell table:number-columns-repeated="16377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2" table:style-name="ce20">
            <text:p>詹惠安</text:p>
          </table:table-cell>
          <table:table-cell office:value-type="float" office:value="88" table:number-columns-spanned="1" table:number-rows-spanned="2" table:style-name="ce21">
            <text:p>88</text:p>
          </table:table-cell>
          <table:table-cell office:value-type="string" table:style-name="ce4">
            <text:p>希望上課不要那麼死多與學員互動</text:p>
          </table:table-cell>
          <table:table-cell table:number-columns-spanned="1" table:number-rows-spanned="2" table:style-name="ce34"/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教學認真，十分感謝。</text:p>
          </table:table-cell>
          <table:covered-table-cell/>
          <table:table-cell table:number-columns-repeated="16377"/>
        </table:table-row>
        <table:table-row table:style-name="ro11">
          <table:table-cell office:value-type="float" office:value="11" table:style-name="ce38">
            <text:p>11</text:p>
          </table:table-cell>
          <table:table-cell office:value-type="string" table:style-name="ce39">
            <text:p>精密機械班(產訓合作訓練)</text:p>
          </table:table-cell>
          <table:table-cell office:value-type="string" table:style-name="ce40">
            <text:p>2018/07/02~2019/04/03</text:p>
          </table:table-cell>
          <table:table-cell office:value-type="string" table:style-name="ce41">
            <text:p>洪堯誠</text:p>
          </table:table-cell>
          <table:table-cell office:value-type="float" office:value="99" table:style-name="ce42">
            <text:p>99</text:p>
          </table:table-cell>
          <table:table-cell office:value-type="string" table:style-name="ce39">
            <text:p>老師很棒加油</text:p>
          </table:table-cell>
          <table:table-cell table:style-name="ce43"/>
          <table:table-cell table:number-columns-repeated="16377"/>
        </table:table-row>
        <table:table-row table:style-name="ro12">
          <table:table-cell table:style-name="ce1"/>
          <table:table-cell office:value-type="string" table:style-name="ce10">
            <text:p>平均</text:p>
          </table:table-cell>
          <table:table-cell table:style-name="ce11"/>
          <table:table-cell table:style-name="ce12"/>
          <table:table-cell office:value-type="float" office:value="91.25" table:formula="of:=SUM(AVERAGE([.E3:.E91]))" table:style-name="ce13">
            <text:p>91.25</text:p>
          </table:table-cell>
          <table:table-cell table:style-name="ce14"/>
          <table:table-cell office:value-type="float" office:value="0" table:formula="of:=SUM(AVERAGE([.G3:.G91]))" table:style-name="ce13">
            <text:p>#DIV/0!</text:p>
          </table:table-cell>
          <table:table-cell table:number-columns-repeated="16377"/>
        </table:table-row>
        <table:table-row table:number-rows-repeated="1048484" table:style-name="ro1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新細明體1" svg:font-family="新細明體1"/>
    <style:font-face style:name="微軟正黑體" svg:font-family="微軟正黑體"/>
    <style:font-face style:name="標楷體" svg:font-family="標楷體"/>
    <style:font-face style:name="微軟正黑體1" svg:font-family="微軟正黑體1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48031496062992in" fo:margin-bottom="0.748031496062992in" fo:margin-left="0.78740157480315in" fo:margin-right="0.23622047244094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李亮瑩</meta:initial-creator>
    <dc:creator>林詵蕡</dc:creator>
    <meta:creation-date>2017-04-27T01:33:33Z</meta:creation-date>
    <dc:date>2019-01-14T05:37:47Z</dc:date>
    <meta:print-date>2018-12-20T16:02:06Z</meta:print-date>
    <meta:editing-cycles>4</meta:editing-cycles>
    <meta:editing-duration>PT823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